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B000000FA473BC08096F5DE6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893cm" fo:min-width="2.929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9.275cm" fo:min-width="0.643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2.926cm" fo:min-width="2.676cm"/>
      <style:paragraph-properties style:writing-mode="lr-tb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1.546cm" fo:min-width="2.061cm"/>
    </style:style>
    <style:style style:name="gr8" style:family="graphic" style:parent-style-name="standard">
      <style:graphic-properties draw:textarea-vertical-align="middle" draw:auto-grow-height="false" fo:min-height="2.418cm" fo:min-width="2.168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429cm" svg:height="1.143cm" svg:x="9.355cm" svg:y="14.9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143cm" svg:height="9.525cm" svg:x="10.498cm" svg:y="5.397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3" draw:text-style-name="P2" draw:layer="layout" svg:x1="11.033cm" svg:y1="11.16cm" svg:x2="11.033cm" svg:y2="1.889cm">
            <text:p/>
          </draw:line>
          <draw:line draw:style-name="gr3" draw:text-style-name="P2" draw:layer="layout" svg:x1="11.033cm" svg:y1="11.16cm" svg:x2="5.826cm" svg:y2="11.16cm">
            <text:p/>
          </draw:line>
        </draw:g>
        <draw:frame draw:style-name="gr4" draw:text-style-name="P3" draw:layer="layout" svg:width="0.925cm" svg:height="0.962cm" svg:x="12.049cm" svg:y="2.07cm">
          <draw:text-box>
            <text:p>X</text:p>
          </draw:text-box>
        </draw:frame>
        <draw:frame draw:style-name="gr5" draw:text-style-name="P3" draw:layer="layout" svg:width="0.925cm" svg:height="0.962cm" svg:x="6.207cm" svg:y="9.944cm">
          <draw:text-box>
            <text:p>Y</text:p>
          </draw:text-box>
        </draw:frame>
        <draw:custom-shape draw:style-name="gr6" draw:text-style-name="P4" draw:layer="layout" svg:width="3.175cm" svg:height="3.175cm" svg:x="9.506cm" svg:y="9.763cm">
          <text:p text:style-name="P4">YAW</text:p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custom-shape draw:style-name="gr7" draw:text-style-name="P1" draw:layer="layout" svg:width="2.561cm" svg:height="1.796cm" draw:transform="rotate (-1.5707963267949) translate (6.64cm 20.9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143cm" svg:height="9.525cm" draw:transform="rotate (-1.5707963267949) translate (16.24cm 22.3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3" draw:text-style-name="P2" draw:layer="layout" svg:x1="10.879cm" svg:y1="22.971cm" svg:x2="10.879cm" svg:y2="18.272cm">
            <text:p/>
          </draw:line>
          <draw:line draw:style-name="gr3" draw:text-style-name="P2" draw:layer="layout" svg:x1="10.906cm" svg:y1="22.971cm" svg:x2="14.97cm" svg:y2="22.971cm">
            <text:p/>
          </draw:line>
        </draw:g>
        <draw:custom-shape draw:style-name="gr8" draw:text-style-name="P4" draw:layer="layout" svg:width="2.667cm" svg:height="2.667cm" svg:x="9.509cm" svg:y="21.574cm">
          <text:p text:style-name="P4">Pitch</text:p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2" draw:style-name="dp1" draw:master-page-name="Default">
        <draw:frame draw:style-name="gr9" draw:text-style-name="P5" draw:layer="layout" svg:width="8.63cm" svg:height="9.181cm" svg:x="1.006cm" svg:y="1cm">
          <draw:image xlink:href="Pictures/10000201000000EB000000FA473BC08096F5DE6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13:09:23.225673747</meta:creation-date>
    <dc:date>2021-08-04T13:21:48.032363468</dc:date>
    <meta:editing-duration>PT11M2S</meta:editing-duration>
    <meta:editing-cycles>2</meta:editing-cycles>
    <meta:generator>LibreOffice/6.4.7.2$Linux_X86_64 LibreOffice_project/40$Build-2</meta:generator>
    <meta:document-statistic meta:object-count="17"/>
  </office:meta>
</office:document-meta>
</file>